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Times New Roman" svg:font-family="'Times New 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011616"/>
    </style:style>
    <style:style style:name="P2" style:family="paragraph" style:parent-style-name="Standard">
      <style:text-properties fo:font-weight="bold" officeooo:paragraph-rsid="00011616" style:font-weight-asian="bold" style:font-weight-complex="bold"/>
    </style:style>
    <style:style style:name="T1" style:family="text">
      <style:text-properties officeooo:rsid="00011616"/>
    </style:style>
    <style:style style:name="T2" style:family="text">
      <style:text-properties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We will be implement </text:span>Shneiderman's "<text:span text:style-name="T2">Eight Golden Rules of Interface Design</text:span>" <text:span text:style-name="T1">to create a user friendly UI as a parallel mini Project of HCI.</text:span></text:p>
      <text:p text:style-name="P1"/>
      <text:p text:style-name="P2"><text:span text:style-name="T1">1 Strive for consistency.</text:span></text:p>
      <text:p text:style-name="P1"><text:span text:style-name="T1">Consistent sequences of actions should be required in similar situations; identical terminology should be used in prompts, menus, and help screens; and consistent commands should be employed throughout.</text:span></text:p>
      <text:p text:style-name="P1"/>
      <text:p text:style-name="P2"><text:span text:style-name="T1">2 Enable frequent users to use shortcuts.</text:span></text:p>
      <text:p text:style-name="P1"><text:span text:style-name="T1">As the frequency of use increases, so do the user's desires to reduce the number of interactions and to increase the pace of interaction. Abbreviations, function keys, hidden commands, and macro facilities are very helpful to an expert user.</text:span></text:p>
      <text:p text:style-name="P1"/>
      <text:p text:style-name="P2"><text:span text:style-name="T1">3 Offer informative feedback.</text:span></text:p>
      <text:p text:style-name="P1"><text:span text:style-name="T1">For every operator action, there should be some system feedback. For frequent and minor actions, the response can be modest, while for infrequent and major actions, the response should be more substantial.</text:span></text:p>
      <text:p text:style-name="P1"/>
      <text:p text:style-name="P2"><text:span text:style-name="T1">4 Design dialog to yield closure.</text:span></text:p>
      <text:p text:style-name="P1"><text:span text:style-name="T1">Sequences of actions should be organized into groups with a beginning, middle, and end. The informative feedback at the completion of a group of actions gives the operators the satisfaction of accomplishment, a sense of relief, the signal to drop contingency plans and options from their minds, and an indication that the way is clear to prepare for the next group of actions.</text:span></text:p>
      <text:p text:style-name="P1"/>
      <text:p text:style-name="P2"><text:span text:style-name="T1">5 Offer simple error handling.</text:span></text:p>
      <text:p text:style-name="P1"><text:span text:style-name="T1">As much as possible, design the system so the user cannot make a serious error. If an error is made, the system should be able to detect the error and offer simple, comprehensible mechanisms for handling the error.</text:span></text:p>
      <text:p text:style-name="P1"/>
      <text:p text:style-name="P2"><text:span text:style-name="T1">6 Permit easy reversal of actions.</text:span></text:p>
      <text:p text:style-name="P1"><text:span text:style-name="T1">This feature relieves anxiety, since the user knows that errors can be undone; it thus encourages exploration of unfamiliar options. The units of reversibility may be a single action, a data entry, or a complete group of actions.</text:span></text:p>
      <text:p text:style-name="P1"/>
      <text:p text:style-name="P2"><text:span text:style-name="T1">7 Support internal locus of control.</text:span></text:p>
      <text:p text:style-name="P1"><text:span text:style-name="T1">Experienced operators strongly desire the sense that they are in charge of the system and that the system responds to their actions. Design the system to make users the initiators of actions rather than the responders.</text:span></text:p>
      <text:p text:style-name="P1"/>
      <text:p text:style-name="P2"><text:span text:style-name="T1">8 Reduce short-term memory load.</text:span></text:p>
      <text:p text:style-name="P1"><text:span text:style-name="T1">The limitation of human information processing in short-term memory requires that displays be kept simple, multiple page displays be consolidated, window-motion frequency be reduced, and sufficient training time be allotted for codes, mnemonics, and sequences of actions. </text:span></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Times New Roman" svg:font-family="'Times New 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4689in" fo:margin-right="0.7783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7-29T17:30:47.347802896</meta:creation-date>
    <dc:date>2020-07-29T17:35:14.340461934</dc:date>
    <meta:editing-duration>PT4M30S</meta:editing-duration>
    <meta:editing-cycles>1</meta:editing-cycles>
    <meta:document-statistic meta:table-count="0" meta:image-count="0" meta:object-count="0" meta:page-count="1" meta:paragraph-count="17" meta:word-count="378" meta:character-count="2356" meta:non-whitespace-character-count="1994"/>
    <meta:generator>LibreOffice/6.4.4.2$Linux_X86_64 LibreOffice_project/40$Build-2</meta:generator>
  </office:meta>
</office:document-meta>
</file>